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3738"/>
    </style:style>
    <style:style style:name="P2" style:family="paragraph" style:parent-style-name="Standard">
      <style:paragraph-properties fo:text-align="start" style:justify-single-word="false"/>
      <style:text-properties officeooo:paragraph-rsid="00276a4d"/>
    </style:style>
    <style:style style:name="P3" style:family="paragraph" style:parent-style-name="Standard">
      <style:paragraph-properties fo:text-align="start" style:justify-single-word="false"/>
      <style:text-properties officeooo:rsid="001d3738" officeooo:paragraph-rsid="001d3738"/>
    </style:style>
    <style:style style:name="P4" style:family="paragraph" style:parent-style-name="Standard">
      <style:paragraph-properties fo:text-align="start" style:justify-single-word="false"/>
      <style:text-properties fo:color="#cc7832" style:font-name="JetBrains Mono" fo:font-size="10pt" fo:font-style="normal" fo:font-weight="normal" officeooo:rsid="00278a96" officeooo:paragraph-rsid="001d3738" style:font-size-asian="10pt" style:font-style-asian="normal" style:font-weight-asian="normal"/>
    </style:style>
    <style:style style:name="P5" style:family="paragraph" style:parent-style-name="Text_20_body">
      <style:paragraph-properties fo:text-align="start" style:justify-single-word="false"/>
      <style:text-properties officeooo:paragraph-rsid="001d3738"/>
    </style:style>
    <style:style style:name="P6" style:family="paragraph" style:parent-style-name="Text_20_body">
      <style:paragraph-properties fo:text-align="start" style:justify-single-word="false"/>
      <style:text-properties officeooo:paragraph-rsid="003100d3"/>
    </style:style>
    <style:style style:name="P7" style:family="paragraph" style:parent-style-name="Text_20_body">
      <style:text-properties officeooo:rsid="002acd4f" officeooo:paragraph-rsid="002acd4f"/>
    </style:style>
    <style:style style:name="P8" style:family="paragraph" style:parent-style-name="Text_20_body">
      <style:text-properties officeooo:rsid="002b9a24" officeooo:paragraph-rsid="002b9a24"/>
    </style:style>
    <style:style style:name="P9" style:family="paragraph" style:parent-style-name="Text_20_body">
      <style:text-properties officeooo:rsid="002d7037" officeooo:paragraph-rsid="002d7037"/>
    </style:style>
    <style:style style:name="P10" style:family="paragraph" style:parent-style-name="Text_20_body">
      <style:text-properties officeooo:rsid="0035cff6" officeooo:paragraph-rsid="0035cff6"/>
    </style:style>
    <style:style style:name="P11" style:family="paragraph" style:parent-style-name="Heading_20_1">
      <style:text-properties officeooo:rsid="002d7037" officeooo:paragraph-rsid="002d7037"/>
    </style:style>
    <style:style style:name="P12" style:family="paragraph" style:parent-style-name="Heading_20_1">
      <style:text-properties officeooo:paragraph-rsid="002d7037"/>
    </style:style>
    <style:style style:name="P13" style:family="paragraph" style:parent-style-name="Heading_20_3">
      <style:text-properties officeooo:paragraph-rsid="0032ab5f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d8b43" officeooo:paragraph-rsid="001d8b4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8b43" officeooo:paragraph-rsid="001e056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e0560" officeooo:paragraph-rsid="001e0560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e0560"/>
    </style:style>
    <style:style style:name="P18" style:family="paragraph" style:parent-style-name="Standard">
      <style:text-properties officeooo:rsid="0038ead2" officeooo:paragraph-rsid="0038ead2"/>
    </style:style>
    <style:style style:name="P19" style:family="paragraph" style:parent-style-name="Text_20_body">
      <style:text-properties fo:font-weight="bold" officeooo:rsid="0035cff6" officeooo:paragraph-rsid="0035cff6" style:font-weight-asian="bold" style:font-weight-complex="bold"/>
    </style:style>
    <style:style style:name="P20" style:family="paragraph" style:parent-style-name="Text_20_body">
      <style:text-properties officeooo:rsid="0038ead2" officeooo:paragraph-rsid="0038ead2"/>
    </style:style>
    <style:style style:name="T1" style:family="text">
      <style:text-properties officeooo:rsid="001d3738"/>
    </style:style>
    <style:style style:name="T2" style:family="text">
      <style:text-properties officeooo:rsid="001d8b43"/>
    </style:style>
    <style:style style:name="T3" style:family="text">
      <style:text-properties officeooo:rsid="001e0560"/>
    </style:style>
    <style:style style:name="T4" style:family="text">
      <style:text-properties officeooo:rsid="00276a4d"/>
    </style:style>
    <style:style style:name="T5" style:family="text">
      <style:text-properties officeooo:rsid="00278a96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style:font-name="JetBrains Mono" fo:font-size="10pt" fo:font-style="normal" fo:font-weight="normal" officeooo:rsid="002d7037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28e456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2d7037"/>
    </style:style>
    <style:style style:name="T16" style:family="text">
      <style:text-properties officeooo:rsid="003100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8b3c" style:font-weight-asian="bold" style:font-weight-complex="bold"/>
    </style:style>
    <style:style style:name="T19" style:family="text">
      <style:text-properties fo:font-weight="bold" officeooo:rsid="0032ab5f" style:font-weight-asian="bold" style:font-weight-complex="bold"/>
    </style:style>
    <style:style style:name="T20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officeooo:rsid="003422a1"/>
    </style:style>
    <style:style style:name="T23" style:family="text">
      <style:text-properties officeooo:rsid="0037bbe0"/>
    </style:style>
    <style:style style:name="T24" style:family="text">
      <style:text-properties officeooo:rsid="003804bc"/>
    </style:style>
    <style:style style:name="T25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Java util package - What we can learn from </text:span><text:span text:style-name="T5">its</text:span><text:span text:style-name="T1"> implementation</text:span></text:p>
      <text:p text:style-name="P3"/>
      <text:p text:style-name="P1"><text:span text:style-name="T1">Java util package is </text:span><text:span text:style-name="T2">a build-in</text:span><text:span text:style-name="T1"> set of </text:span><text:span text:style-name="T2">utility classes and interfaces which provides basic and essential functionality to the programmer. </text:span></text:p>
      <text:p text:style-name="P3"/>
      <text:p text:style-name="P3">In includes</text:p>
      <text:list xml:id="list63022571" text:style-name="L1">
        <text:list-item>
          <text:p text:style-name="P14">date and time facilities</text:p>
        </text:list-item>
        <text:list-item>
          <text:p text:style-name="P14">collection framework</text:p>
        </text:list-item>
        <text:list-item>
          <text:p text:style-name="P15">utility classes such as string tokenizer, random number generator, <text:span text:style-name="T3">encoding and decoding</text:span></text:p>
        </text:list-item>
        <text:list-item>
          <text:p text:style-name="P16">regex support (in sub package)</text:p>
        </text:list-item>
        <text:list-item>
          <text:p text:style-name="P16">stream support and functional interfaces (in sub package)</text:p>
        </text:list-item>
        <text:list-item>
          <text:p text:style-name="P17">classes useful <text:span text:style-name="T3">for </text:span>concurrent programming <text:span text:style-name="T3">(in sub package)</text:span></text:p>
        </text:list-item>
        <text:list-item>
          <text:p text:style-name="P16">classes for handling zip and jar files (in sub package) </text:p>
        </text:list-item>
      </text:list>
      <text:p text:style-name="P3"/>
      <text:p text:style-name="P2"><text:span text:style-name="T1">Java util package is </text:span><text:span text:style-name="T4">one of the first Java packages. It</text:span><text:span text:style-name="T1"> </text:span><text:span text:style-name="T4">is </text:span><text:span text:style-name="T1">wri</text:span><text:span text:style-name="T3">t</text:span><text:span text:style-name="T1">ten by </text:span><text:span text:style-name="T4">Java creators </text:span><text:a xlink:type="simple" xlink:href="https://en.wikipedia.org/wiki/James_Gosling" text:style-name="Internet_20_link" text:visited-style-name="Visited_20_Internet_20_Link">James Gosling</text:a>, Mike Sheridan, <text:a xlink:type="simple" xlink:href="https://en.wikipedia.org/wiki/Patrick_Naughton" text:style-name="Internet_20_link" text:visited-style-name="Visited_20_Internet_20_Link">Patrick Naughton</text:a><text:span text:style-name="T1"> ... </text:span><text:span text:style-name="T4">event do it is old it </text:span><text:span text:style-name="T1">it regularly updated and maintained </text:span><text:span text:style-name="T4">as that is </text:span><text:span text:style-name="T1">is one of the best places where to loo</text:span><text:span text:style-name="T4">k</text:span><text:span text:style-name="T1"> and learn how to </text:span><text:span text:style-name="T4">work</text:span><text:span text:style-name="T1"> with Java.</text:span></text:p>
      <text:p text:style-name="P1"/>
      <text:p text:style-name="P5"><text:bookmark text:name="2990"/>So I look up in the source code and decide to share with you some of good principles and practices that <text:s/><text:span text:style-name="T4">creators</text:span> used <text:span text:style-name="T4">when creating </text:span><text:span text:style-name="T1">Java util </text:span><text:span text:style-name="T4">package</text:span>, <text:span text:style-name="T1">It</text:span> can help you in your daily work.</text:p>
      <text:p text:style-name="Text_20_body"><text:bookmark text:name="86a4"/>This first post in the series contains advice on basic but important thinks such as comments, CSS…</text:p>
      <text:p text:style-name="P4"/>
      <text:h text:style-name="Heading_20_1" text:outline-level="1">default <text:span text:style-name="T9">methods are powerful </text:span><text:span text:style-name="T22">and </text:span><text:span text:style-name="T20">@Deprecated</text:span><text:span text:style-name="T10">(since=</text:span><text:span text:style-name="T21">"1.1"</text:span><text:span text:style-name="T10">)</text:span></text:h>
      <text:p text:style-name="Standard"/>
      <text:p text:style-name="P7">Give example <text:span text:style-name="T22">on topic of maintaing existing project </text:span></text:p>
      <text:h text:style-name="Heading_20_1" text:outline-level="1">when to use abstact class or interface </text:h>
      <text:p text:style-name="P8">Constants modularize <text:line-break/><text:tab/>Example: ZipConstants</text:p>
      <text:h text:style-name="Heading_20_1" text:outline-level="1">getInstance</text:h>
      <text:p text:style-name="P9">Create Java objects like Calendar getInstance</text:p>
      <text:h text:style-name="P11" text:outline-level="1"><text:soft-page-break/>Template pattent </text:h>
      <text:h text:style-name="P12" text:outline-level="1"><text:span text:style-name="T15">→ </text:span><text:span text:style-name="T6">protected abstract void </text:span><text:span text:style-name="T13">computeFields</text:span><text:span text:style-name="T10">()</text:span><text:span text:style-name="T6">; </text:span><text:span text:style-name="T7">in Calendar getInstance</text:span></text:h>
      <text:p text:style-name="P6"/>
      <text:h text:style-name="Heading_20_2" text:outline-level="2"><text:span text:style-name="T16">It is ok to put </text:span>two classes in the same file. </text:h>
      <text:p text:style-name="Text_20_body"/>
      <text:h text:style-name="P13" text:outline-level="3"><text:span text:style-name="T18">Initializer Block </text:span><text:span text:style-name="T19">are not wiedly used</text:span></text:h>
      <text:p text:style-name="P10"><text:span text:style-name="T19">E</text:span><text:span text:style-name="T17">quality of the objects – add info in documentation</text:span></text:p>
      <text:p text:style-name="P19"/>
      <text:h text:style-name="Heading_20_1" text:outline-level="1"><text:span text:style-name="T24">validation - </text:span>Objects <text:span text:style-name="T23">utiliy class</text:span></text:h>
      <text:p text:style-name="Text_20_body"/>
      <text:p text:style-name="P20">Maintance maters</text:p>
      <text:p text:style-name="P18"><text:span text:style-name="T6"/></text:p>
      <text:p text:style-name="P18"><text:span text:style-name="T6">java 11</text:span></text:p>
      <text:p text:style-name="P18"><text:span text:style-name="T6">public char </text:span><text:span text:style-name="T13">charAt</text:span><text:span text:style-name="T10">(</text:span><text:span text:style-name="T6">int </text:span><text:span text:style-name="T10">index) {</text:span><text:line-break/><text:span text:style-name="T10"> <text:s text:c="3"/></text:span><text:span text:style-name="T6">if </text:span><text:span text:style-name="T10">(isLatin1()) {</text:span><text:line-break/><text:span text:style-name="T10"> <text:s text:c="7"/></text:span><text:span text:style-name="T6">return </text:span><text:span text:style-name="T10">StringLatin1.</text:span><text:span text:style-name="T12">charAt</text:span><text:span text:style-name="T10">(</text:span><text:span text:style-name="T25">value</text:span><text:span text:style-name="T6">, </text:span><text:span text:style-name="T10">index)</text:span><text:span text:style-name="T6">;</text:span><text:line-break/><text:span text:style-name="T6"> <text:s text:c="3"/></text:span><text:span text:style-name="T10">} </text:span><text:span text:style-name="T6">else </text:span><text:span text:style-name="T10">{</text:span><text:line-break/><text:span text:style-name="T10"> <text:s text:c="7"/></text:span><text:span text:style-name="T6">return </text:span><text:span text:style-name="T10">StringUTF16.</text:span><text:span text:style-name="T12">charAt</text:span><text:span text:style-name="T10">(</text:span><text:span text:style-name="T25">value</text:span><text:span text:style-name="T6">, </text:span><text:span text:style-name="T10">index)</text:span><text:span text:style-name="T6">;</text:span><text:line-break/><text:span text:style-name="T6"> <text:s text:c="3"/></text:span><text:span text:style-name="T10">}</text:span><text:line-break/><text:span text:style-name="T10">}</text:span></text:p>
      <text:p text:style-name="P18"><text:span text:style-name="T6"/></text:p>
      <text:p text:style-name="P18"><text:span text:style-name="T6"><text:line-break/>Java 17<text:line-break/>public char </text:span><text:span text:style-name="T13">charAt</text:span><text:span text:style-name="T10">(</text:span><text:span text:style-name="T6">int </text:span><text:span text:style-name="T10">index) {</text:span><text:line-break/><text:span text:style-name="T10"> <text:s text:c="3"/></text:span><text:span text:style-name="T6">return this</text:span><text:span text:style-name="T10">.isLatin1() ? StringLatin1.</text:span><text:span text:style-name="T12">charAt</text:span><text:span text:style-name="T10">(</text:span><text:span text:style-name="T6">this</text:span><text:span text:style-name="T10">.</text:span><text:span text:style-name="T25">value</text:span><text:span text:style-name="T6">, </text:span><text:span text:style-name="T10">index) : StringUTF16.</text:span><text:span text:style-name="T12">charAt</text:span><text:span text:style-name="T10">(</text:span><text:span text:style-name="T6">this</text:span><text:span text:style-name="T10">.</text:span><text:span text:style-name="T25">value</text:span><text:span text:style-name="T6">, </text:span><text:span text:style-name="T10">index)</text:span><text:span text:style-name="T6">;</text:span><text:line-break/><text:span text:style-name="T10">}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22:40:03.298138171</meta:creation-date>
    <dc:date>2023-04-21T20:46:33.564607592</dc:date>
    <meta:editing-duration>PT1H5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307" meta:character-count="1957" meta:non-whitespace-character-count="1642"/>
  </office:meta>
</office:document-meta>
</file>